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75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ro3" style:family="table-row">
      <style:table-row-properties style:row-height="6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Reg_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 2</text:p>
          </table:table-cell>
          <table:table-cell office:value-type="string" calcext:value-type="string">
            <text:p>Item3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അമല്‍കൃഷ്ണ കെ.വി.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ലളിതഗാനം</text:p>
          </table:table-cell>
          <table:table-cell office:value-type="string" calcext:value-type="string">
            <text:p>മാപ്പിളപ്പാട്ട്</text:p>
          </table:table-cell>
          <table:table-cell office:value-type="string" calcext:value-type="string">
            <text:p>പ്രസംഗം 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അഭിഷേക് എ.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ലളിതഗാനം</text:p>
          </table:table-cell>
          <table:table-cell office:value-type="string" calcext:value-type="string">
            <text:p>പ്രസംഗം </text:p>
          </table:table-cell>
          <table:table-cell office:value-type="string" calcext:value-type="string">
            <text:p>മിമിക്രി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ആദര്‍ശ് ടി.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ലളിതഗാനം</text:p>
          </table:table-cell>
          <table:table-cell office:value-type="string" calcext:value-type="string">
            <text:p>മിമിക്രി</text:p>
          </table:table-cell>
          <table:table-cell office:value-type="string" calcext:value-type="string">
            <text:p>നാടകം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അജയ് കൃഷ്ണ പി.എ.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മാപ്പിളപ്പാട്ട്</text:p>
          </table:table-cell>
          <table:table-cell table:number-columns-repeated="2" office:value-type="string" calcext:value-type="string">
            <text:p>പ്രസംഗം 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അജയഘോഷ് . എം.കെ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മാപ്പിളപ്പാട്ട്</text:p>
          </table:table-cell>
          <table:table-cell table:number-columns-repeated="2" office:value-type="string" calcext:value-type="string">
            <text:p>മിമിക്രി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അഖില.ആര്‍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മാപ്പിളപ്പാട്ട്</text:p>
          </table:table-cell>
          <table:table-cell office:value-type="string" calcext:value-type="string">
            <text:p>നാടകം</text:p>
          </table:table-cell>
          <table:table-cell office:value-type="string" calcext:value-type="string">
            <text:p>കോല്‍ക്കളി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അക്ഷയ് ഉല്ലാസ്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പ്രസംഗം </text:p>
          </table:table-cell>
          <table:table-cell office:value-type="string" calcext:value-type="string">
            <text:p>കോല്‍ക്കളി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അമല്‍ .പി.പി.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പ്രസംഗം </text:p>
          </table:table-cell>
          <table:table-cell office:value-type="string" calcext:value-type="string">
            <text:p>കോല്‍ക്കളി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അമൽ എം.ഒ.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പ്രസംഗം </text:p>
          </table:table-cell>
          <table:table-cell office:value-type="string" calcext:value-type="string">
            <text:p>കോല്‍ക്കളി</text:p>
          </table:table-cell>
          <table:table-cell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അമ്മുകുട്ടി <text:s/>ജയകുമാര്‍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മിമിക്രി</text:p>
          </table:table-cell>
          <table:table-cell office:value-type="string" calcext:value-type="string">
            <text:p>കോല്‍ക്കളി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അനന്തസെന്‍.എസ്</text:p>
          </table:table-cell>
          <table:table-cell office:value-type="string" calcext:value-type="string">
            <text:p>10B</text:p>
          </table:table-cell>
          <table:table-cell office:value-type="string" calcext:value-type="string">
            <text:p>മിമിക്രി</text:p>
          </table:table-cell>
          <table:table-cell office:value-type="string" calcext:value-type="string">
            <text:p>കോല്‍ക്കളി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അനന്തു സി.സി.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മിമിക്രി</text:p>
          </table:table-cell>
          <table:table-cell office:value-type="string" calcext:value-type="string">
            <text:p>കോല്‍ക്കളി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അനന്തു ധനേഷ്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നാടകം</text:p>
          </table:table-cell>
          <table:table-cell office:value-type="string" calcext:value-type="string">
            <text:p>കോല്‍ക്കളി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അനന്തു വി.എല്‍.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നാടകം</text:p>
          </table:table-cell>
          <table:table-cell office:value-type="string" calcext:value-type="string">
            <text:p>കോല്‍ക്കളി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അന്തു വി.ആര്‍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നാടകം</text:p>
          </table:table-cell>
          <table:table-cell office:value-type="string" calcext:value-type="string">
            <text:p>മാപ്പിളപ്പാട്ട്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അണിമ. എം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നാടകം</text:p>
          </table:table-cell>
          <table:table-cell table:number-columns-repeated="2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അഞ്ജലി. എസ്.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നാടകം</text:p>
          </table:table-cell>
          <table:table-cell office:value-type="string" calcext:value-type="string">
            <text:p>ലളിതഗാനം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ആരതി.ജെ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നാടകം</text:p>
          </table:table-cell>
          <table:table-cell office:value-type="string" calcext:value-type="string">
            <text:p>ദേശഭക്തിഗാനം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ആരതി.വി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നാടകം</text:p>
          </table:table-cell>
          <table:table-cell office:value-type="string" calcext:value-type="string">
            <text:p>ദേശഭക്തിഗാനം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അരവിന്ദ്.ടി.എസ്.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നാടകം</text:p>
          </table:table-cell>
          <table:table-cell office:value-type="string" calcext:value-type="string">
            <text:p>ദേശഭക്തിഗാനം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അര്‍ച്ചന ബി.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തിരുവാതിര</text:p>
          </table:table-cell>
          <table:table-cell office:value-type="string" calcext:value-type="string">
            <text:p>ലളിതഗാനം</text:p>
          </table:table-cell>
          <table:table-cell office:value-type="string" calcext:value-type="string">
            <text:p>ദേശഭക്തിഗാനം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അരുണിമ എസ്.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തിരുവാതിര</text:p>
          </table:table-cell>
          <table:table-cell office:value-type="string" calcext:value-type="string">
            <text:p>ദേശഭക്തിഗാനം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അരുണിമ.വി.കെ.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തിരുവാതിര</text:p>
          </table:table-cell>
          <table:table-cell office:value-type="string" calcext:value-type="string">
            <text:p>ദേശഭക്തിഗാനം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ആര്യ എസ്.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തിരുവാതിര</text:p>
          </table:table-cell>
          <table:table-cell office:value-type="string" calcext:value-type="string">
            <text:p>ദേശഭക്തിഗാനം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ആര്യ.വി.ജെ.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തിരുവാതിര</text:p>
          </table:table-cell>
          <table:table-cell office:value-type="string" calcext:value-type="string">
            <text:p>മാപ്പിളപ്പാട്ട്</text:p>
          </table:table-cell>
          <table:table-cell office:value-type="string" calcext:value-type="string">
            <text:p>ദേശഭക്തിഗാനം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ആശ വി. എ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തിരുവാതിര</text:p>
          </table:table-cell>
          <table:table-cell office:value-type="string" calcext:value-type="string">
            <text:p>ദേശഭക്തിഗാനം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അശ്വതി സന്തോഷ്‌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തിരുവാതിര</text:p>
          </table:table-cell>
          <table:table-cell table:style-name="ce2" office:value-type="string" calcext:value-type="string">
            <text:p>പദ്യപാരായണം</text:p>
          </table:table-cell>
          <table:table-cell office:value-type="string" calcext:value-type="string">
            <text:p>ദേശഭക്തിഗാനം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അശ്വിൻ വി.എം.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തിരുവാതിര</text:p>
          </table:table-cell>
          <table:table-cell office:value-type="string" calcext:value-type="string">
            <text:p>ദേശഭക്തിഗാനം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ആതിര ആര്‍.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തിരുവാതിര</text:p>
          </table:table-cell>
          <table:table-cell office:value-type="string" calcext:value-type="string">
            <text:p>ദേശഭക്തിഗാനം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ml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AnjaliOldLipi" style:font-family-complex="AnjaliOldLipi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23:00:03.071515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1:51:17.204684234</meta:creation-date>
    <meta:editing-duration>PT40S</meta:editing-duration>
    <meta:editing-cycles>3</meta:editing-cycles>
    <meta:generator>LibreOffice/5.0.6.2$Linux_x86 LibreOffice_project/00m0$Build-2</meta:generator>
    <dc:date>2016-05-18T23:00:20.874673430</dc:date>
    <meta:document-statistic meta:table-count="1" meta:cell-count="159" meta:object-count="0"/>
  </office:meta>
</office:document-meta>
</file>